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cm" table:align="left"/>
    </style:style>
    <style:style style:name="Tabell1.A" style:family="table-column">
      <style:table-column-properties style:column-width="3.226cm"/>
    </style:style>
    <style:style style:name="Tabell1.B" style:family="table-column">
      <style:table-column-properties style:column-width="5.927cm"/>
    </style:style>
    <style:style style:name="Tabell1.C" style:family="table-column">
      <style:table-column-properties style:column-width="3.651cm"/>
    </style:style>
    <style:style style:name="Tabell1.D" style:family="table-column">
      <style:table-column-properties style:column-width="1.669cm"/>
    </style:style>
    <style:style style:name="Tabell1.E" style:family="table-column">
      <style:table-column-properties style:column-width="2.487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E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898746158542406139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2421227" text:continue-numbering="true" text:style-name="L1">
              <text:list-header>
                <text:p text:style-name="P2"><text:span text:style-name="T2">[2.0]Skriv klart "Motive"-funktion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2424471" text:continue-numbering="true" text:style-name="L1">
              <text:list-header>
                <text:p text:style-name="P2"><text:span text:style-name="T2">[3.1]Funktion som granskar actors Kort och erbjuder frågor att ställa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2418928" text:continue-numbering="true" text:style-name="L1">
              <text:list-header>
                <text:p text:style-name="P2"><text:span text:style-name="T2">[3.2]Funktion som granskar ledtråds Korts CardData och hämtar rätt data beroende på vem man frågar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2426244" text:continue-numbering="true" text:style-name="L1">
              <text:list-header>
                <text:p text:style-name="P2">Skriva en funktion som hanterar text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2438878" text:continue-numbering="true" text:style-name="L1">
              <text:list-header>
                <text:p text:style-name="P2"><text:span text:style-name="T2">[1.1]Bygga rummen</text:span>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>11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2424765" text:continue-numbering="true" text:style-name="L1">
              <text:list-header>
                <text:p text:style-name="P2"><text:span text:style-name="T2">[1.2]Bygga Hudden</text:span>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>3h</text:p>
          </table:table-cell>
          <table:table-cell table:style-name="Tabell1.E2" office:value-type="string">
            <text:p text:style-name="Table_20_Contents">3h 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2422734" text:continue-numbering="true" text:style-name="L1">
              <text:list-header>
                <text:p text:style-name="P2"><text:span text:style-name="T2">[2.0] Funktion som läser in ledtrådar i rumm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4h</text:p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2431811" text:continue-numbering="true" text:style-name="L1">
              <text:list-header>
                <text:p text:style-name="P2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42441949" text:continue-numbering="true" text:style-name="L1">
              <text:list-header>
                <text:p text:style-name="P2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 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42439006" text:continue-numbering="true" text:style-name="L1">
              <text:list-header>
                <text:p text:style-name="P2">Lagt ner tid på att bygga så att man kan trycka på en knapp!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42421872" text:continue-numbering="true" text:style-name="L1">
              <text:list-header>
                <text:p text:style-name="P2">Lade till så att Scrollen inte påverkar knappars position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>36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E2" table:number-columns-spanned="2" office:value-type="string">
            <text:p text:style-name="Table_20_Contents">240h – 41h = 199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4H55M22S</meta:editing-duration>
    <meta:editing-cycles>13</meta:editing-cycles>
    <meta:generator>OpenOffice.org/3.4.1$Win32 OpenOffice.org_project/341m1$Build-9593</meta:generator>
    <dc:date>2014-04-28T22:27:48.49</dc:date>
    <meta:document-statistic meta:table-count="1" meta:image-count="0" meta:object-count="0" meta:page-count="1" meta:paragraph-count="55" meta:word-count="187" meta:character-count="1044"/>
    <meta:user-defined meta:name="Info 1"/>
    <meta:user-defined meta:name="Info 2"/>
    <meta:user-defined meta:name="Info 3"/>
    <meta:user-defined meta:name="Info 4"/>
  </office:meta>
</office:document-meta>
</file>